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75in" table:align="left"/>
    </style:style>
    <style:style style:name="Table1.A" style:family="table-column">
      <style:table-column-properties style:column-width="1.0854in"/>
    </style:style>
    <style:style style:name="Table1.B" style:family="table-column">
      <style:table-column-properties style:column-width="2.8201in"/>
    </style:style>
    <style:style style:name="Table1.C" style:family="table-column">
      <style:table-column-properties style:column-width="1.881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5931in" table:align="left"/>
    </style:style>
    <style:style style:name="Table2.A" style:family="table-column">
      <style:table-column-properties style:column-width="1.0007in"/>
    </style:style>
    <style:style style:name="Table2.B" style:family="table-column">
      <style:table-column-properties style:column-width="3.4236in"/>
    </style:style>
    <style:style style:name="Table2.C" style:family="table-column">
      <style:table-column-properties style:column-width="2.168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4451in"/>
    </style:style>
    <style:style style:name="Table3.B" style:family="table-column">
      <style:table-column-properties style:column-width="0.9903in"/>
    </style:style>
    <style:style style:name="Table3.C" style:family="table-column">
      <style:table-column-properties style:column-width="1.3271in"/>
    </style:style>
    <style:style style:name="Table3.D" style:family="table-column">
      <style:table-column-properties style:column-width="1.4688in"/>
    </style:style>
    <style:style style:name="Table3.E" style:family="table-column">
      <style:table-column-properties style:column-width="1.4618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2" style:family="paragraph" style:parent-style-name="Preformatted_20_Text" style:list-style-name="L2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1. What is Supervised Learning?</text:h>
      <text:p text:style-name="Text_20_body">Supervised learning means <text:span text:style-name="Strong_20_Emphasis">“learning from examples with known answers.”</text:span><text:line-break/>It’s called <text:span text:style-name="Emphasis">supervised</text:span> because the model is <text:span text:style-name="Strong_20_Emphasis">guided by labeled data</text:span> — just like a student learning with a teacher’s help.</text:p>
      <text:p text:style-name="Text_20_body">We give the algorithm:</text:p>
      <text:list text:style-name="L1">
        <text:list-item>
          <text:p text:style-name="P7"><text:span text:style-name="Strong_20_Emphasis">Inputs (features)</text:span> — e.g., height, age, income</text:p>
        </text:list-item>
        <text:list-item>
          <text:p text:style-name="P7"><text:span text:style-name="Strong_20_Emphasis">Outputs (labels)</text:span> — e.g., whether they bought a product (Yes/No)</text:p>
        </text:list-item>
      </text:list>
      <text:p text:style-name="Text_20_body">The model’s goal is to learn the <text:span text:style-name="Strong_20_Emphasis">mapping</text:span>:</text:p>
      <text:p text:style-name="Text_20_body">f(X)→Y </text:p>
      <text:p text:style-name="Text_20_body">Once trained, the model can predict Y for <text:span text:style-name="Strong_20_Emphasis">new unseen inputs</text:span>.</text:p>
      <text:p text:style-name="Horizontal_20_Line"/>
      <text:h text:style-name="Heading_20_2" text:outline-level="2">🧩 2. The Supervised Learning Workflow</text:h>
      <text:p text:style-name="Text_20_body">Here’s the <text:span text:style-name="Strong_20_Emphasis">typical 6-step pipeline</text:span>:</text:p>
      <text:list text:style-name="L2">
        <text:list-item>
          <text:p text:style-name="P8"><text:span text:style-name="Strong_20_Emphasis">Collect &amp; Prepare Data</text:span></text:p>
          <text:list>
            <text:list-item>
              <text:p text:style-name="P8">Load data (CSV, database, API)</text:p>
            </text:list-item>
            <text:list-item>
              <text:p text:style-name="P8">Clean missing values, remove duplicates, handle outliers</text:p>
            </text:list-item>
            <text:list-item>
              <text:p text:style-name="P8">Example: Customer purchase data</text:p>
            </text:list-item>
          </text:list>
        </text:list-item>
        <text:list-item>
          <text:p text:style-name="P8"><text:span text:style-name="Strong_20_Emphasis">Split Data into Train/Test Sets</text:span></text:p>
          <text:list>
            <text:list-item>
              <text:p text:style-name="P8">Train → to teach the model (e.g., 80%)</text:p>
            </text:list-item>
            <text:list-item>
              <text:p text:style-name="P8">Test → to evaluate performance (e.g., 20%)</text:p>
            </text:list-item>
            <text:list-item>
              <text:p text:style-name="P8">Code:</text:p>
              <text:p text:style-name="P2"><text:span text:style-name="Source_20_Text">from sklearn.model_selection import train_test_split</text:span></text:p>
              <text:p text:style-name="P1"><text:span text:style-name="Source_20_Text">X_train, X_test, y_train, y_test = train_test_split(X, y, test_size=0.2, random_state=42)</text:span></text:p>
            </text:list-item>
          </text:list>
        </text:list-item>
        <text:list-item>
          <text:p text:style-name="P8"><text:span text:style-name="Strong_20_Emphasis">Choose an Algorithm</text:span><text:line-break/>Based on the <text:span text:style-name="Strong_20_Emphasis">type of problem</text:span>:</text:p>
          <text:list>
            <text:list-item>
              <text:p text:style-name="P8"><text:span text:style-name="Strong_20_Emphasis">Regression</text:span> → Predicting continuous numbers (e.g., house price)</text:p>
            </text:list-item>
            <text:list-item>
              <text:p text:style-name="P8"><text:span text:style-name="Strong_20_Emphasis">Classification</text:span> → Predicting discrete categories (e.g., spam/not spam)</text:p>
            </text:list-item>
          </text:list>
        </text:list-item>
        <text:list-item>
          <text:p text:style-name="P8"><text:span text:style-name="Strong_20_Emphasis">Train the Model</text:span><text:line-break/>Fit the algorithm to the training data:</text:p>
          <text:p text:style-name="P3"><text:span text:style-name="Source_20_Text">model.fit(X_train, y_train)</text:span></text:p>
        </text:list-item>
        <text:list-item>
          <text:p text:style-name="P8"><text:span text:style-name="Strong_20_Emphasis">Make Predictions</text:span><text:line-break/>Test the model on unseen data:</text:p>
          <text:p text:style-name="P3"><text:soft-page-break/><text:span text:style-name="Source_20_Text">y_pred = model.predict(X_test)</text:span></text:p>
        </text:list-item>
        <text:list-item>
          <text:p text:style-name="P8"><text:span text:style-name="Strong_20_Emphasis">Evaluate Performance</text:span></text:p>
          <text:list>
            <text:list-item>
              <text:p text:style-name="P8">Compare predicted vs actual results.</text:p>
            </text:list-item>
            <text:list-item>
              <text:p text:style-name="P8">Use metrics:</text:p>
              <text:list>
                <text:list-item>
                  <text:p text:style-name="P8">Classification → Accuracy, Precision, Recall, F1-score</text:p>
                </text:list-item>
                <text:list-item>
                  <text:p text:style-name="P8">Regression → MAE, MSE, R²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🎯 3. Types of Supervised Learning</text:h>
      <text:h text:style-name="Heading_20_3" text:outline-level="3">(a) <text:span text:style-name="Strong_20_Emphasis">Regression</text:span></text:h>
      <text:list text:style-name="L3">
        <text:list-item>
          <text:p text:style-name="P9">Predicts <text:span text:style-name="Strong_20_Emphasis">continuous</text:span> values.</text:p>
        </text:list-item>
        <text:list-item>
          <text:p text:style-name="P9">Examples:</text:p>
          <text:list>
            <text:list-item>
              <text:p text:style-name="P9">Predicting <text:span text:style-name="Strong_20_Emphasis">house price</text:span> from size and location</text:p>
            </text:list-item>
            <text:list-item>
              <text:p text:style-name="P9">Predicting <text:span text:style-name="Strong_20_Emphasis">temperature</text:span>, <text:span text:style-name="Strong_20_Emphasis">sales</text:span>, or <text:span text:style-name="Strong_20_Emphasis">age</text:span></text:p>
            </text:list-item>
          </text:list>
        </text:list-item>
      </text:list>
      <text:p text:style-name="Text_20_body">Common algorithms:</text:p>
      <text:list text:style-name="L4">
        <text:list-item>
          <text:p text:style-name="P10">Linear Regression</text:p>
        </text:list-item>
        <text:list-item>
          <text:p text:style-name="P10">Ridge/Lasso Regression</text:p>
        </text:list-item>
        <text:list-item>
          <text:p text:style-name="P10">Decision Tree Regressor</text:p>
        </text:list-item>
        <text:list-item>
          <text:p text:style-name="P10">Random Forest Regressor</text:p>
        </text:list-item>
      </text:list>
      <text:p text:style-name="Text_20_body">Output example:<text:line-break/><text:span text:style-name="Source_20_Text">House Price = $245,000</text:span></text:p>
      <text:p text:style-name="Horizontal_20_Line"/>
      <text:h text:style-name="Heading_20_3" text:outline-level="3">(b) <text:span text:style-name="Strong_20_Emphasis">Classification</text:span></text:h>
      <text:list text:style-name="L5">
        <text:list-item>
          <text:p text:style-name="P11">Predicts <text:span text:style-name="Strong_20_Emphasis">categories or classes</text:span>.</text:p>
        </text:list-item>
        <text:list-item>
          <text:p text:style-name="P11">Examples:</text:p>
          <text:list>
            <text:list-item>
              <text:p text:style-name="P11">Spam vs. Not Spam</text:p>
            </text:list-item>
            <text:list-item>
              <text:p text:style-name="P11">Male vs. Female</text:p>
            </text:list-item>
            <text:list-item>
              <text:p text:style-name="P11">Pass vs. Fail</text:p>
            </text:list-item>
          </text:list>
        </text:list-item>
      </text:list>
      <text:p text:style-name="Text_20_body">Common algorithms:</text:p>
      <text:list text:style-name="L6">
        <text:list-item>
          <text:p text:style-name="P12">Logistic Regression</text:p>
        </text:list-item>
        <text:list-item>
          <text:p text:style-name="P12">K-Nearest Neighbors (KNN)</text:p>
        </text:list-item>
        <text:list-item>
          <text:p text:style-name="P12">Decision Tree Classifier</text:p>
        </text:list-item>
        <text:list-item>
          <text:p text:style-name="P12"><text:soft-page-break/>Random Forest Classifier</text:p>
        </text:list-item>
        <text:list-item>
          <text:p text:style-name="P12">Support Vector Machine (SVM)</text:p>
        </text:list-item>
      </text:list>
      <text:p text:style-name="Text_20_body">Output example:<text:line-break/><text:span text:style-name="Source_20_Text">Email = Spam</text:span></text:p>
      <text:p text:style-name="Horizontal_20_Line"/>
      <text:h text:style-name="Heading_20_2" text:outline-level="2">⚙️ 4. Key Concepts in Supervised Learning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Feature (X)</text:span></text:p>
          </table:table-cell>
          <table:table-cell table:style-name="Table1.A1" office:value-type="string">
            <text:p text:style-name="Table_20_Contents">Input variable(s)</text:p>
          </table:table-cell>
          <table:table-cell table:style-name="Table1.A1" office:value-type="string">
            <text:p text:style-name="Table_20_Contents">Age, Income, Experie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abel (Y)</text:span></text:p>
          </table:table-cell>
          <table:table-cell table:style-name="Table1.A1" office:value-type="string">
            <text:p text:style-name="Table_20_Contents">Target/output</text:p>
          </table:table-cell>
          <table:table-cell table:style-name="Table1.A1" office:value-type="string">
            <text:p text:style-name="Table_20_Contents">Will buy product (Yes/No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aining Data</text:span></text:p>
          </table:table-cell>
          <table:table-cell table:style-name="Table1.A1" office:value-type="string">
            <text:p text:style-name="Table_20_Contents">Data used to fit the model</text:p>
          </table:table-cell>
          <table:table-cell table:style-name="Table1.A1" office:value-type="string">
            <text:p text:style-name="Table_20_Contents">80% of datase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sting Data</text:span></text:p>
          </table:table-cell>
          <table:table-cell table:style-name="Table1.A1" office:value-type="string">
            <text:p text:style-name="Table_20_Contents">Data to evaluate performance</text:p>
          </table:table-cell>
          <table:table-cell table:style-name="Table1.A1" office:value-type="string">
            <text:p text:style-name="Table_20_Contents">20% of datase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del</text:span></text:p>
          </table:table-cell>
          <table:table-cell table:style-name="Table1.A1" office:value-type="string">
            <text:p text:style-name="Table_20_Contents">Algorithm that learns patterns</text:p>
          </table:table-cell>
          <table:table-cell table:style-name="Table1.A1" office:value-type="string">
            <text:p text:style-name="Table_20_Contents">Linear Regress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ediction</text:span></text:p>
          </table:table-cell>
          <table:table-cell table:style-name="Table1.A1" office:value-type="string">
            <text:p text:style-name="Table_20_Contents">Model’s output</text:p>
          </table:table-cell>
          <table:table-cell table:style-name="Table1.A1" office:value-type="string">
            <text:p text:style-name="Table_20_Contents">Predicted house pri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rror/Loss</text:span></text:p>
          </table:table-cell>
          <table:table-cell table:style-name="Table1.A1" office:value-type="string">
            <text:p text:style-name="Table_20_Contents">Difference between prediction and actual</text:p>
          </table:table-cell>
          <table:table-cell table:style-name="Table1.A1" office:value-type="string">
            <text:p text:style-name="Table_20_Contents">Mean Squared Error</text:p>
          </table:table-cell>
        </table:table-row>
      </table:table>
      <text:p text:style-name="Horizontal_20_Line"/>
      <text:h text:style-name="Heading_20_2" text:outline-level="2">📉 5. Common Problems in Supervised Learning</text:h>
      <text:h text:style-name="Heading_20_3" text:outline-level="3">(a) <text:span text:style-name="Strong_20_Emphasis">Overfitting</text:span></text:h>
      <text:list text:style-name="L7">
        <text:list-item>
          <text:p text:style-name="P13">Model memorizes training data but performs poorly on new data.</text:p>
        </text:list-item>
        <text:list-item>
          <text:p text:style-name="P13">Solution:</text:p>
          <text:list>
            <text:list-item>
              <text:p text:style-name="P13">Use <text:span text:style-name="Strong_20_Emphasis">cross-validation</text:span></text:p>
            </text:list-item>
            <text:list-item>
              <text:p text:style-name="P13"><text:span text:style-name="Strong_20_Emphasis">Simplify</text:span> the model</text:p>
            </text:list-item>
            <text:list-item>
              <text:p text:style-name="P13">Add <text:span text:style-name="Strong_20_Emphasis">regularization</text:span></text:p>
            </text:list-item>
          </text:list>
        </text:list-item>
      </text:list>
      <text:h text:style-name="Heading_20_3" text:outline-level="3">(b) <text:span text:style-name="Strong_20_Emphasis">Underfitting</text:span></text:h>
      <text:list text:style-name="L8">
        <text:list-item>
          <text:p text:style-name="P14">Model is too simple — fails to capture patterns.</text:p>
        </text:list-item>
        <text:list-item>
          <text:p text:style-name="P14">Solution:</text:p>
          <text:list>
            <text:list-item>
              <text:p text:style-name="P14">Add more features</text:p>
            </text:list-item>
            <text:list-item>
              <text:p text:style-name="P14">Use a <text:span text:style-name="Strong_20_Emphasis">more complex</text:span> model</text:p>
            </text:list-item>
          </text:list>
        </text:list-item>
      </text:list>
      <text:h text:style-name="Heading_20_3" text:outline-level="3">(c) <text:span text:style-name="Strong_20_Emphasis">Bias-Variance Tradeoff</text:span></text:h>
      <text:list text:style-name="L9">
        <text:list-item>
          <text:p text:style-name="P15">Balance between simplicity (bias) and flexibility (variance).</text:p>
          <text:list>
            <text:list-item>
              <text:p text:style-name="P15">High bias → underfitting</text:p>
            </text:list-item>
            <text:list-item>
              <text:p text:style-name="P15">High variance → overfitting</text:p>
            </text:list-item>
          </text:list>
        </text:list-item>
      </text:list>
      <text:p text:style-name="Horizontal_20_Line"/>
      <text:h text:style-name="Heading_20_2" text:outline-level="2"><text:soft-page-break/>📊 6. Evaluation Metrics (Recap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Regression</text:p>
          </table:table-cell>
          <table:table-cell table:style-name="Table2.A1" office:value-type="string">
            <text:p text:style-name="Table_20_Contents">MAE, MSE, RMSE, R²</text:p>
          </table:table-cell>
          <table:table-cell table:style-name="Table2.A1" office:value-type="string">
            <text:p text:style-name="Table_20_Contents">Measure prediction error</text:p>
          </table:table-cell>
        </table:table-row>
        <table:table-row>
          <table:table-cell table:style-name="Table2.A1" office:value-type="string">
            <text:p text:style-name="Table_20_Contents">Classification</text:p>
          </table:table-cell>
          <table:table-cell table:style-name="Table2.A1" office:value-type="string">
            <text:p text:style-name="Table_20_Contents">Accuracy, Precision, Recall, F1-score, ROC-AUC</text:p>
          </table:table-cell>
          <table:table-cell table:style-name="Table2.A1" office:value-type="string">
            <text:p text:style-name="Table_20_Contents">Measure correct classifications</text:p>
          </table:table-cell>
        </table:table-row>
      </table:table>
      <text:p text:style-name="Horizontal_20_Line"/>
      <text:h text:style-name="Heading_20_2" text:outline-level="2">🧮 7. Real-Life Exampl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Problem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Input (X)</text:p>
            </table:table-cell>
            <table:table-cell table:style-name="Table3.A1" office:value-type="string">
              <text:p text:style-name="Table_20_Heading">Output (Y)</text:p>
            </table:table-cell>
            <table:table-cell table:style-name="Table3.A1" office:value-type="string">
              <text:p text:style-name="Table_20_Heading">Algorithm</text:p>
            </table:table-cell>
          </table:table-row>
        </table:table-header-rows>
        <table:table-row>
          <table:table-cell table:style-name="Table3.A1" office:value-type="string">
            <text:p text:style-name="Table_20_Contents">Predict student score</text:p>
          </table:table-cell>
          <table:table-cell table:style-name="Table3.A1" office:value-type="string">
            <text:p text:style-name="Table_20_Contents">Regression</text:p>
          </table:table-cell>
          <table:table-cell table:style-name="Table3.A1" office:value-type="string">
            <text:p text:style-name="Table_20_Contents">Hours studied</text:p>
          </table:table-cell>
          <table:table-cell table:style-name="Table3.A1" office:value-type="string">
            <text:p text:style-name="Table_20_Contents">Marks</text:p>
          </table:table-cell>
          <table:table-cell table:style-name="Table3.A1" office:value-type="string">
            <text:p text:style-name="Table_20_Contents">Linear Regression</text:p>
          </table:table-cell>
        </table:table-row>
        <table:table-row>
          <table:table-cell table:style-name="Table3.A1" office:value-type="string">
            <text:p text:style-name="Table_20_Contents">Predict disease</text:p>
          </table:table-cell>
          <table:table-cell table:style-name="Table3.A1" office:value-type="string">
            <text:p text:style-name="Table_20_Contents">Classification</text:p>
          </table:table-cell>
          <table:table-cell table:style-name="Table3.A1" office:value-type="string">
            <text:p text:style-name="Table_20_Contents">Symptoms</text:p>
          </table:table-cell>
          <table:table-cell table:style-name="Table3.A1" office:value-type="string">
            <text:p text:style-name="Table_20_Contents">Has disease (Yes/No)</text:p>
          </table:table-cell>
          <table:table-cell table:style-name="Table3.A1" office:value-type="string">
            <text:p text:style-name="Table_20_Contents">Logistic Regression</text:p>
          </table:table-cell>
        </table:table-row>
        <table:table-row>
          <table:table-cell table:style-name="Table3.A1" office:value-type="string">
            <text:p text:style-name="Table_20_Contents">Predict price</text:p>
          </table:table-cell>
          <table:table-cell table:style-name="Table3.A1" office:value-type="string">
            <text:p text:style-name="Table_20_Contents">Regression</text:p>
          </table:table-cell>
          <table:table-cell table:style-name="Table3.A1" office:value-type="string">
            <text:p text:style-name="Table_20_Contents">Size, location</text:p>
          </table:table-cell>
          <table:table-cell table:style-name="Table3.A1" office:value-type="string">
            <text:p text:style-name="Table_20_Contents">Price</text:p>
          </table:table-cell>
          <table:table-cell table:style-name="Table3.A1" office:value-type="string">
            <text:p text:style-name="Table_20_Contents">Random Forest</text:p>
          </table:table-cell>
        </table:table-row>
        <table:table-row>
          <table:table-cell table:style-name="Table3.A1" office:value-type="string">
            <text:p text:style-name="Table_20_Contents">Predict churn</text:p>
          </table:table-cell>
          <table:table-cell table:style-name="Table3.A1" office:value-type="string">
            <text:p text:style-name="Table_20_Contents">Classification</text:p>
          </table:table-cell>
          <table:table-cell table:style-name="Table3.A1" office:value-type="string">
            <text:p text:style-name="Table_20_Contents">Customer behavior</text:p>
          </table:table-cell>
          <table:table-cell table:style-name="Table3.A1" office:value-type="string">
            <text:p text:style-name="Table_20_Contents">Will leave (Yes/No)</text:p>
          </table:table-cell>
          <table:table-cell table:style-name="Table3.A1" office:value-type="string">
            <text:p text:style-name="Table_20_Contents">SVM, Decision Tree</text:p>
          </table:table-cell>
        </table:table-row>
      </table:table>
      <text:p text:style-name="Horizontal_20_Line"/>
      <text:h text:style-name="Heading_20_2" text:outline-level="2">🧩 8. Summary Diagram</text:h>
      <text:p text:style-name="P4"><text:span text:style-name="Source_20_Text"><text:s text:c="14"/>┌──────────────┐</text:span></text:p>
      <text:p text:style-name="P5"><text:span text:style-name="Source_20_Text"><text:s text:c="14"/>│ <text:s/>Data (X, Y) <text:s/>│</text:span></text:p>
      <text:p text:style-name="P5"><text:span text:style-name="Source_20_Text"><text:s text:c="14"/>└──────┬───────┘</text:span></text:p>
      <text:p text:style-name="P5"><text:span text:style-name="Source_20_Text"><text:s text:c="21"/>│</text:span></text:p>
      <text:p text:style-name="P5"><text:span text:style-name="Source_20_Text"><text:s text:c="12"/>Split into Train/Test</text:span></text:p>
      <text:p text:style-name="P5"><text:span text:style-name="Source_20_Text"><text:s text:c="21"/>│</text:span></text:p>
      <text:p text:style-name="P5"><text:span text:style-name="Source_20_Text"><text:s text:c="8"/>┌────────────┴────────────┐</text:span></text:p>
      <text:p text:style-name="P5"><text:span text:style-name="Source_20_Text"><text:s text:c="8"/>│ <text:s text:c="24"/>│</text:span></text:p>
      <text:p text:style-name="P5"><text:span text:style-name="Source_20_Text"><text:s text:c="2"/>Train Model <text:s text:c="15"/>Test Model</text:span></text:p>
      <text:p text:style-name="P5"><text:span text:style-name="Source_20_Text"><text:s text:c="8"/>│ <text:s text:c="24"/>│</text:span></text:p>
      <text:p text:style-name="P5"><text:span text:style-name="Source_20_Text"><text:s text:c="8"/>└────────────┬────────────┘</text:span></text:p>
      <text:p text:style-name="P5"><text:span text:style-name="Source_20_Text"><text:s text:c="21"/>│</text:span></text:p>
      <text:p text:style-name="P6"><text:span text:style-name="Source_20_Text"><text:s text:c="11"/>Evaluate &amp; Improve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8:16:43.855916030</meta:creation-date>
    <dc:date>2025-10-24T10:13:38.137828623</dc:date>
    <meta:editing-duration>PT1H46M38S</meta:editing-duration>
    <meta:editing-cycles>1</meta:editing-cycles>
    <meta:document-statistic meta:table-count="3" meta:image-count="0" meta:object-count="0" meta:page-count="4" meta:paragraph-count="148" meta:word-count="575" meta:character-count="3874" meta:non-whitespace-character-count="3269"/>
    <meta:generator>LibreOffice/24.2.7.2$Linux_X86_64 LibreOffice_project/420$Build-2</meta:generator>
  </office:meta>
</office:document-meta>
</file>